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200%"/>
      <style:text-properties style:font-name="FreeSerif" officeooo:rsid="0010ac53" officeooo:paragraph-rsid="0010ac53"/>
    </style:style>
    <style:style style:name="P2" style:family="paragraph" style:parent-style-name="Text_20_body">
      <style:paragraph-properties fo:margin-top="0in" fo:margin-bottom="0in" loext:contextual-spacing="false" fo:line-height="200%"/>
      <style:text-properties style:font-name="FreeSerif" officeooo:rsid="0011e0de" officeooo:paragraph-rsid="0011e0de"/>
    </style:style>
    <style:style style:name="P3" style:family="paragraph" style:parent-style-name="Text_20_body">
      <style:paragraph-properties fo:margin-top="0in" fo:margin-bottom="0in" loext:contextual-spacing="false" fo:line-height="200%"/>
      <style:text-properties style:font-name="FreeSerif" officeooo:rsid="00129345" officeooo:paragraph-rsid="00129345"/>
    </style:style>
    <style:style style:name="T1" style:family="text">
      <style:text-properties officeooo:rsid="0012934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tion: with information on when purchases were made, and what was in said purchases, can a classifier be created to predict when users will buy certain items?</text:p>
      <text:p text:style-name="P2">How will I test this: I will try to develop a predictor for beef jerky, trail mix, and protein bars using a data set from Instacart.</text:p>
      <text:p text:style-name="P2">What data am I using: Instacart has an open source data set including all available products, aisles, and departments, orders made organized by users and purchase order, and products in orders ordered by the order they were put in the cart.</text:p>
      <text:p text:style-name="P2">Process:</text:p>
      <text:p text:style-name="P2">develop a list of product IDs to search for in the orders, then separate and generalize the orders made to create multiple levels of training and testing</text:p>
      <text:p text:style-name="P2">create associations in previous orders that have the item purchased for each product, and in purchases preceding orders containing the products</text:p>
      <text:p text:style-name="P2">Using these associations, time of day, day of the week, and how long since the last purchase, calculate probability that the product will be purchased in training data, then in testing data.</text:p>
      <text:p text:style-name="P3">Algorithms used: Apriori to get the previous associations, then a (Propensity model?) for predictions</text:p>
      <text:p text:style-name="P3">What came of it: how accurate the predictions were in training and testing, both for first time and repeat buyers.</text:p>
      <text:p text:style-name="P1">Conclusion: <text:span text:style-name="T1">what could I have changed, what algorithms might have been better, and what does the data mean</text:span></text:p>
      <text:p text:style-name="P1">Future Works: <text:span text:style-name="T1">using the algorithms mentioned above, looking into more specific products, wider range of purch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12:43:47.324346775</meta:creation-date>
    <dc:date>2018-10-30T19:19:27.911430548</dc:date>
    <meta:editing-duration>PT44M45S</meta:editing-duration>
    <meta:editing-cycles>4</meta:editing-cycles>
    <meta:generator>LibreOffice/6.0.6.2$Linux_X86_64 LibreOffice_project/00m0$Build-2</meta:generator>
    <meta:document-statistic meta:table-count="0" meta:image-count="0" meta:object-count="0" meta:page-count="1" meta:paragraph-count="11" meta:word-count="243" meta:character-count="1462" meta:non-whitespace-character-count="1230"/>
  </office:meta>
</office:document-meta>
</file>